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7600000923BF81612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Text_20_body" style:master-page-name="First_20_Page">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Heading_20_1">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LIE<text:line-break/>Benoît</text:p>
      <text:p text:style-name="Heading">Cahier des charges</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1">1) Contexte<text:tab/>2</text:p>
          <text:p text:style-name="P11">2) Attentes<text:tab/>2</text:p>
          <text:p text:style-name="P12">2.1) Fonctionnalités requises<text:tab/>2</text:p>
          <text:p text:style-name="P12">2.2) Points techniques<text:tab/>2</text:p>
          <text:p text:style-name="P11">3) Réalisations<text:tab/>3</text:p>
          <text:p text:style-name="P12">3.1) Pour les stations<text:tab/>3</text:p>
          <text:p text:style-name="P12">3.2) Pour les vélos<text:tab/>3</text:p>
          <text:p text:style-name="P12">3.3) Relatif aux interventions<text:tab/>3</text:p>
          <text:p text:style-name="P13">3.3.1) Les demandes d'intervention<text:tab/>3</text:p>
          <text:p text:style-name="P13">3.3.2) Les bon d'intervention<text:tab/>3</text:p>
        </text:index-body>
      </text:table-of-content>
      <text:h text:style-name="P10" text:outline-level="1">Contexte</text:h>
      <text:p text:style-name="Text_20_body">Le grand Lyon (les 9 arrondissements de Lyon et sa banlieue limitrophe) met à la disposition de ses habitants ou des touristes ses 4000 vélos, répartis dans ses 300 stations. Les utilisateurs peuvent les louer moyennant un abonnement et une contribution en fonction du temps d’utilisation.</text:p>
      <text:p text:style-name="Text_20_body">Les vélos sont entretenus soit sur place, soit dans un atelier où travaillent 3 techniciens et un responsable des achats chargé des commandes de pièces détachées mais aussi de rédiger des demande de remplacement des vélos volés ou non réparables.</text:p>
      <text:h text:style-name="Heading_20_1" text:outline-level="1">Attentes</text:h>
      <text:p text:style-name="Text_20_body">Vous devez concevoir un application à l'attention des techniciens afin qu'il puisse gérer le parc de vélo en circulation et la réparation de ceux-ci. Les techniciens sont équipé de tablettes Android et l'application doit donc pouvoir s'y adapter.</text:p>
      <text:h text:style-name="Heading_20_2" text:outline-level="2">Fonctionnalités requises</text:h>
      <text:p text:style-name="Text_20_body">Le technicien doit pouvoir :</text:p>
      <text:list xml:id="list1338265750" text:style-name="L1">
        <text:list-item>
          <text:p text:style-name="P4">visualiser les stations,</text:p>
        </text:list-item>
        <text:list-item>
          <text:p text:style-name="P4">visualiser les informations des vélos présent dans la station,</text:p>
        </text:list-item>
        <text:list-item>
          <text:p text:style-name="P4">changer l'état des vélo et modifier certaines informations,</text:p>
        </text:list-item>
        <text:list-item>
          <text:p text:style-name="P4">créer une intervention,</text:p>
        </text:list-item>
        <text:list-item>
          <text:p text:style-name="P4">visualiser ses interventions,</text:p>
        </text:list-item>
        <text:list-item>
          <text:p text:style-name="P4">créer une demande d'intervention si il ne peut pas la réaliser lui même,</text:p>
        </text:list-item>
        <text:list-item>
          <text:p text:style-name="P4">visualiser toutes les demandes d'interventions non traitées.</text:p>
        </text:list-item>
      </text:list>
      <text:h text:style-name="Heading_20_2" text:outline-level="2">Points techniques</text:h>
      <text:list xml:id="list636320824" text:style-name="L2">
        <text:list-item>
          <text:p text:style-name="P5">Utilisation d'une gestion des versions,</text:p>
        </text:list-item>
        <text:list-item>
          <text:p text:style-name="P5">mise en place d'une application évolutive,</text:p>
        </text:list-item>
        <text:list-item>
          <text:p text:style-name="P5">application mobile fonctionnelle,</text:p>
        </text:list-item>
        <text:list-item>
          <text:p text:style-name="P5">planification du travaille,</text:p>
        </text:list-item>
        <text:list-item>
          <text:p text:style-name="P5">documentation technique,</text:p>
        </text:list-item>
        <text:list-item>
          <text:p text:style-name="P5">conception en objet,</text:p>
        </text:list-item>
        <text:list-item>
          <text:p text:style-name="P5">utilisation d'un MVC.</text:p>
        </text:list-item>
      </text:list>
      <text:h text:style-name="Heading_20_1" text:outline-level="1"><text:soft-page-break/>Réalisations</text:h>
      <text:p text:style-name="Text_20_body">Le projet actuel valide les objectifs suivants :</text:p>
      <text:h text:style-name="Heading_20_2" text:outline-level="2">Pour les stations</text:h>
      <text:list xml:id="list150120206" text:style-name="L3">
        <text:list-item>
          <text:p text:style-name="P6">Afficher la liste de toutes les stations et leurs éléments principaux,</text:p>
        </text:list-item>
        <text:list-item>
          <text:p text:style-name="P6">afficher le détail d'une station et les vélos qui y sont lié,</text:p>
        </text:list-item>
        <text:list-item>
          <text:p text:style-name="P6">rechercher une station par code, nom ou rue.</text:p>
        </text:list-item>
      </text:list>
      <text:h text:style-name="Heading_20_2" text:outline-level="2">Pour les vélos</text:h>
      <text:list xml:id="list132063229" text:style-name="L4">
        <text:list-item>
          <text:p text:style-name="P7">Afficher la liste des 50 dernier vélos rentré,</text:p>
        </text:list-item>
        <text:list-item>
          <text:p text:style-name="P7">rechercher un vélo par code ou par code de station,</text:p>
        </text:list-item>
        <text:list-item>
          <text:p text:style-name="P7">afficher le détail d'un vélo,</text:p>
        </text:list-item>
        <text:list-item>
          <text:p text:style-name="P7">modifier l'état, la station et les accessoires d'un vélo.</text:p>
        </text:list-item>
      </text:list>
      <text:h text:style-name="Heading_20_2" text:outline-level="2">Relatif aux interventions</text:h>
      <text:h text:style-name="Heading_20_3" text:outline-level="3">Les demandes d'intervention</text:h>
      <text:list xml:id="list1003877922" text:style-name="L5">
        <text:list-item>
          <text:p text:style-name="P8">Afficher les demandes d'intervention non traitée,</text:p>
        </text:list-item>
        <text:list-item>
          <text:p text:style-name="P8">afficher <text:span text:style-name="T1">mes</text:span> demandes d'intervention,</text:p>
        </text:list-item>
        <text:list-item>
          <text:p text:style-name="P8">afficher le détail d'une demande d'intervention (si non traitée OU si <text:span text:style-name="T1">ma</text:span> demande OU si <text:span text:style-name="T1">je</text:span> suis responsable des achat),</text:p>
        </text:list-item>
        <text:list-item>
          <text:p text:style-name="P8">créer une demande d’intervention,</text:p>
        </text:list-item>
        <text:list-item>
          <text:p text:style-name="P8">rechercher une demande d'intervention par code, par code vélo ou par code station.</text:p>
        </text:list-item>
      </text:list>
      <text:h text:style-name="Heading_20_3" text:outline-level="3">Les bon d'intervention</text:h>
      <text:list xml:id="list1939974778" text:style-name="L6">
        <text:list-item>
          <text:p text:style-name="P9">Afficher <text:span text:style-name="T1">mes</text:span> interventions</text:p>
        </text:list-item>
        <text:list-item>
          <text:p text:style-name="P9">afficher <text:span text:style-name="T1">mon</text:span> bons d'intervention,</text:p>
        </text:list-item>
        <text:list-item>
          <text:p text:style-name="P9">rechercher dans <text:span text:style-name="T1">mes</text:span> bons d'intervention,</text:p>
        </text:list-item>
        <text:list-item>
          <text:p text:style-name="P9">créer un bon d'interven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fo:font-variant="small-caps" fo:color="#008080" style:font-name="Liberation Mono"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nux Biolinum"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20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6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8080" style:font-size-asian="10.5pt"/>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xlink:href="Pictures/100000000000067600000923BF816126.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chapter text:display="name" text:outline-level="2">Réalisations</text:chapter></text:p>
      </style:header>
      <style:footer>
        <text:p text:style-name="Footer">B. ELIE<text:tab/><text:tab/>p. <text:page-number text:select-page="current">3</text:page-number>/<text:page-count>3</text:page-count></text:p>
      </style:footer>
    </style:master-page>
    <style:master-page style:name="First_20_Page" style:display-name="First Page" style:page-layout-name="Mpm2" style:next-style-name="Standard">
      <style:header>
        <text:p text:style-name="MP2">v.1<text:tab/><text:tab/><text:date style:data-style-name="N37" text:date-value="2014-04-17T14:45:48.99">17/04/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5:59:06.477699912</meta:creation-date>
    <dc:title>rapport bts</dc:title>
    <meta:editing-duration>PT2H54M59S</meta:editing-duration>
    <meta:editing-cycles>18</meta:editing-cycles>
    <meta:generator>LibreOffice/3.5$Linux_X86_64 LibreOffice_project/350m1$Build-2</meta:generator>
    <meta:initial-creator>benoit </meta:initial-creator>
    <dc:date>2014-04-17T14:45:49</dc:date>
    <meta:document-statistic meta:table-count="0" meta:image-count="0" meta:object-count="0" meta:page-count="3" meta:paragraph-count="61" meta:word-count="451" meta:character-count="2757" meta:non-whitespace-character-count="2405"/>
    <meta:template xlink:type="simple" xlink:actuate="onRequest" xlink:title="rapport bts" xlink:href="../../../../../../../home/benoit/.config/libreoffice/4/user/template/rapport%20bts.ott" meta:date="2014-03-30T15:59:05.98"/>
  </office:meta>
</office:document-meta>
</file>